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cc00" draw:marker-start-width="0.321cm" draw:marker-end-width="0.321cm" draw:fill="none" draw:textarea-horizontal-align="justify" draw:textarea-vertical-align="middle" draw:auto-grow-height="false" fo:min-height="0.916cm" fo:min-width="2.886cm" fo:padding-top="0.165cm" fo:padding-bottom="0.165cm" fo:padding-left="0.29cm" fo:padding-right="0.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.866cm" fo:min-width="2.90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1.184cm" fo:min-width="1.77cm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.49cm" fo:min-width="2.568cm" fo:padding-top="0.165cm" fo:padding-bottom="0.165cm" fo:padding-left="0.29cm" fo:padding-right="0.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1.45cm" fo:min-width="5.1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1.1cm" fo:min-width="1.65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1.15cm" fo:min-width="5.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.696cm" fo:min-width="2.586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.882cm" fo:min-width="2.4cm" fo:padding-top="0.165cm" fo:padding-bottom="0.165cm" fo:padding-left="0.29cm" fo:padding-right="0.29cm"/>
    </style:style>
    <style:style style:name="gr13" style:family="graphic" style:parent-style-name="standard">
      <style:graphic-properties svg:stroke-color="#00cc00" draw:fill-color="#ffffff" draw:textarea-horizontal-align="justify" draw:textarea-vertical-align="middle" draw:auto-grow-height="false" fo:min-height="3.05cm" fo:min-width="8.1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4pt" fo:font-weight="bold" style:font-weight-asian="bold" style:font-weight-complex="bol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color="#000000"/>
    </style:style>
    <style:style style:name="P9" style:family="paragraph">
      <style:paragraph-properties fo:text-align="start"/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523cm" svg:height="2.106cm" draw:transform="rotate (-0.0185004900723229) translate (7.717cm 1.555cm)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1cm" svg:y1="3.3cm" svg:x2="10.1cm" svg:y2="4.9cm">
          <text:p/>
        </draw:line>
        <draw:custom-shape draw:style-name="gr3" draw:text-style-name="P3" xml:id="id4" draw:id="id4" draw:layer="layout" svg:width="8.7cm" svg:height="3cm" svg:x="6.5cm" svg:y="4.9cm">
          <text:p text:style-name="P3"><text:span text:style-name="T2">Podaj </text:span><text:span text:style-name="T3">liczb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1" draw:id="id1" draw:layer="layout" svg:width="4.7cm" svg:height="3.027cm" svg:x="7.9cm" svg:y="9.2cm">
          <text:p text:style-name="P2"><text:span text:style-name="T3">Liczba &lt; 1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25cm" svg:y1="12.227cm" svg:x2="6.967cm" svg:y2="14.737cm" draw:start-shape="id1" draw:start-glue-point="6" svg:d="M10250 12227v1526h-3283v984">
          <text:p text:style-name="P2"><text:span text:style-name="T1">NIE</text:span></text:p>
        </draw:connector>
        <draw:custom-shape draw:style-name="gr6" draw:text-style-name="P3" xml:id="id2" draw:id="id2" draw:layer="layout" svg:width="5cm" svg:height="1.3cm" svg:x="4.4cm" svg:y="14.8cm">
          <text:p text:style-name="P2"><text:span text:style-name="T2">Podaj </text:span><text:span text:style-name="T3">liczb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xml:id="id3" draw:id="id3" draw:layer="layout" draw:type="line" svg:x1="5.025cm" svg:y1="15.45cm" svg:x2="3.036cm" svg:y2="15.568cm" draw:start-shape="id2" draw:start-glue-point="9" svg:d="M5025 15450l-1989 118">
          <text:p/>
        </draw:connector>
        <draw:connector draw:style-name="gr2" draw:text-style-name="P2" draw:layer="layout" svg:x1="3.036cm" svg:y1="15.568cm" svg:x2="7.9cm" svg:y2="10.714cm" draw:start-shape="id3" draw:start-glue-point="3" draw:end-shape="id1" draw:end-glue-point="5" svg:d="M3036 15568h-501v-4854h5365">
          <text:p/>
        </draw:connector>
        <draw:connector draw:style-name="gr2" draw:text-style-name="P2" draw:layer="layout" svg:x1="10.85cm" svg:y1="7.9cm" svg:x2="10.25cm" svg:y2="9.2cm" draw:start-shape="id4" draw:start-glue-point="8" draw:end-shape="id1" draw:end-glue-point="4" svg:d="M10850 7900v650h-600v650">
          <text:p/>
        </draw:connector>
        <draw:custom-shape draw:style-name="gr8" draw:text-style-name="P4" xml:id="id5" draw:id="id5" draw:layer="layout" svg:width="5.6cm" svg:height="1.7cm" svg:x="14.8cm" svg:y="11.3cm">
          <text:p text:style-name="P2"><text:span text:style-name="T3">suma = 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6cm" svg:y1="10.714cm" svg:x2="14.8cm" svg:y2="12.15cm" draw:start-shape="id1" draw:start-glue-point="7" draw:end-shape="id5" svg:d="M12600 10714h1101v1436h1099">
          <text:p text:style-name="P2"><text:span text:style-name="T1">TAK</text:span></text:p>
        </draw:connector>
        <draw:custom-shape draw:style-name="gr9" draw:text-style-name="P4" xml:id="id6" draw:id="id6" draw:layer="layout" svg:width="4.3cm" svg:height="2.7cm" svg:x="12.2cm" svg:y="15.9cm">
          <text:p text:style-name="P2"><text:span text:style-name="T3">liczba &gt;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7.6cm" svg:y1="13cm" svg:x2="14.35cm" svg:y2="15.9cm" draw:start-shape="id5" draw:start-glue-point="2" draw:end-shape="id6" draw:end-glue-point="4" svg:d="M17600 13000v1450h-3250v1450">
          <text:p/>
        </draw:connector>
        <draw:custom-shape draw:style-name="gr10" draw:text-style-name="P5" xml:id="id7" draw:id="id7" draw:layer="layout" svg:width="7.1cm" svg:height="2.3cm" svg:x="1.8cm" svg:y="18.6cm">
          <text:p text:style-name="P5"><text:span text:style-name="T4">suma += liczba % 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7.5cm" svg:height="2.4cm" svg:x="3.7cm" svg:y="22.5cm">
          <text:p text:style-name="P6"><text:span text:style-name="T5">liczba /= 1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2cm" svg:y1="17.25cm" svg:x2="5.35cm" svg:y2="18.6cm" draw:start-shape="id6" draw:start-glue-point="5" draw:end-shape="id7" draw:end-glue-point="0" svg:d="M12200 17250h-6850v1350">
          <text:p text:style-name="P2"><text:span text:style-name="T1">TAK</text:span></text:p>
        </draw:connector>
        <draw:connector draw:style-name="gr2" draw:text-style-name="P2" draw:layer="layout" svg:x1="5.35cm" svg:y1="20.9cm" svg:x2="7.45cm" svg:y2="22.5cm" draw:start-shape="id7" draw:start-glue-point="2" draw:end-shape="id8" draw:end-glue-point="0" svg:d="M5350 20900v800h2100v800">
          <text:p/>
        </draw:connector>
        <draw:connector draw:style-name="gr2" draw:text-style-name="P2" draw:layer="layout" svg:x1="7.45cm" svg:y1="24.9cm" svg:x2="14.35cm" svg:y2="18.6cm" draw:start-shape="id8" draw:start-glue-point="2" draw:end-shape="id6" draw:end-glue-point="6" svg:d="M7450 24900v541h6900v-6841">
          <text:p/>
        </draw:connector>
        <draw:custom-shape draw:style-name="gr11" draw:text-style-name="P7" xml:id="id9" draw:id="id9" draw:layer="layout" svg:width="8cm" svg:height="2.6cm" svg:x="15cm" svg:y="22.5cm">
          <text:p text:style-name="P7"><text:span text:style-name="T6">Wydrukuj </text:span><text:span text:style-name="T7">sum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10" draw:id="id10" draw:layer="layout" svg:width="6.9cm" svg:height="2cm" svg:x="12.9cm" svg:y="26.7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6.5cm" svg:y1="17.25cm" svg:x2="19cm" svg:y2="22.5cm" draw:start-shape="id6" draw:start-glue-point="7" draw:end-shape="id9" draw:end-glue-point="5" svg:d="M16500 17250h2500v5250">
          <text:p text:style-name="P2"><text:span text:style-name="T1"><text:tab/></text:span><text:span text:style-name="T1"><text:tab/></text:span><text:span text:style-name="T1">NIE</text:span></text:p>
        </draw:connector>
        <draw:connector draw:style-name="gr2" draw:text-style-name="P2" draw:layer="layout" svg:x1="19cm" svg:y1="25.1cm" svg:x2="16.35cm" svg:y2="26.7cm" draw:start-shape="id9" draw:start-glue-point="8" draw:end-shape="id10" draw:end-glue-point="4" svg:d="M19000 25100v801h-2650v799">
          <text:p/>
        </draw:connector>
        <draw:custom-shape draw:style-name="gr13" draw:text-style-name="P9" draw:layer="layout" svg:width="8.6cm" svg:height="3.3cm" svg:x="0.1cm" svg:y="26.4cm">
          <text:p text:style-name="P8"><text:span text:style-name="T8">Program pobiera od użytkownika liczbę </text:span><text:span text:style-name="T8"><text:line-break/></text:span><text:span text:style-name="T8">całkowitą, która jest przynajmniej</text:span><text:span text:style-name="T8"><text:line-break/></text:span><text:span text:style-name="T8">dwucyfrowa, a następnie sumuje jej</text:span><text:span text:style-name="T8"><text:line-break/></text:span><text:span text:style-name="T8">cyfry.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3T16:10:53.513000000</meta:creation-date>
    <dc:date>2018-10-03T21:04:32</dc:date>
    <meta:editing-duration>PT5M48S</meta:editing-duration>
    <meta:editing-cycles>2</meta:editing-cycles>
    <meta:generator>OpenOffice/4.1.4$Win32 OpenOffice.org_project/414m4$Build-9787</meta:generator>
    <dc:creator>Kacper Szklennik</dc:creator>
    <meta:document-statistic meta:object-count="23"/>
  </office:meta>
</office:document-meta>
</file>